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88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94" calcext:value-type="float">
            <text:p>1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48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02" calcext:value-type="float">
            <text:p>3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58" calcext:value-type="float">
            <text:p>6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7.16" calcext:value-type="float">
            <text:p>7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64" calcext:value-type="float">
            <text:p>2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64" calcext:value-type="float">
            <text:p>3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3.34" calcext:value-type="float">
            <text:p>3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.52" calcext:value-type="float">
            <text:p>1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8.82" calcext:value-type="float">
            <text:p>8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4.14" calcext:value-type="float">
            <text:p>4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7.24" calcext:value-type="float">
            <text:p>7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0.62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2.84" calcext:value-type="float">
            <text:p>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5.22" calcext:value-type="float">
            <text:p>5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7.26" calcext:value-type="float">
            <text:p>7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99.3" calcext:value-type="float">
            <text:p>99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00.66" calcext:value-type="float">
            <text:p>10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.74" calcext:value-type="float">
            <text:p>1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2.66" calcext:value-type="float">
            <text:p>2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6.44" calcext:value-type="float">
            <text:p>6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5.1" calcext:value-type="float">
            <text:p>5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5.2" calcext:value-type="float">
            <text:p>5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5.52" calcext:value-type="float">
            <text:p>75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9.3" calcext:value-type="float">
            <text:p>99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9.6" calcext:value-type="float">
            <text:p>99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11.7" calcext:value-type="float">
            <text:p>111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.12" calcext:value-type="float">
            <text:p>1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.54" calcext:value-type="float">
            <text:p>1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.68" calcext:value-type="float">
            <text:p>2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.92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.08" calcext:value-type="float">
            <text:p>6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0.48" calcext:value-type="float">
            <text:p>0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5.58" calcext:value-type="float">
            <text:p>5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.84" calcext:value-type="float">
            <text:p>1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3.26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3.66" calcext:value-type="float">
            <text:p>3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6.32" calcext:value-type="float">
            <text:p>6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4.52" calcext:value-type="float">
            <text:p>14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5.5" calcext:value-type="float">
            <text:p>1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28.64" calcext:value-type="float">
            <text:p>28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28.86" calcext:value-type="float">
            <text:p>28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68.08" calcext:value-type="float">
            <text:p>68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68.92" calcext:value-type="float">
            <text:p>68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9.96" calcext:value-type="float">
            <text:p>89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6.9" calcext:value-type="float">
            <text:p>96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5.66" calcext:value-type="float">
            <text:p>5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5.8" calcext:value-type="float">
            <text:p>5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12" calcext:value-type="float">
            <text:p>6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3" calcext:value-type="float">
            <text:p>6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02" calcext:value-type="float">
            <text:p>7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14" calcext:value-type="float">
            <text:p>7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2.84" calcext:value-type="float">
            <text:p>1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8.64" calcext:value-type="float">
            <text:p>28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40.88" calcext:value-type="float">
            <text:p>40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1.66" calcext:value-type="float">
            <text:p>71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3.38" calcext:value-type="float">
            <text:p>3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02.6" calcext:value-type="float">
            <text:p>10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.16" calcext:value-type="float">
            <text:p>1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54" calcext:value-type="float">
            <text:p>5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4.44" calcext:value-type="float">
            <text:p>14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8.8" calcext:value-type="float">
            <text:p>28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38.6" calcext:value-type="float">
            <text:p>38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38.74" calcext:value-type="float">
            <text:p>38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40.72" calcext:value-type="float">
            <text:p>4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74.6" calcext:value-type="float">
            <text:p>74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74.96" calcext:value-type="float">
            <text:p>74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77.88" calcext:value-type="float">
            <text:p>7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83.54" calcext:value-type="float">
            <text:p>83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84.7" calcext:value-type="float">
            <text:p>84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3.12" calcext:value-type="float">
            <text:p>3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2.08" calcext:value-type="float">
            <text:p>12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8.18" calcext:value-type="float">
            <text:p>28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0.46" calcext:value-type="float">
            <text:p>0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3.12" calcext:value-type="float">
            <text:p>3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5.02" calcext:value-type="float">
            <text:p>5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0.68" calcext:value-type="float">
            <text:p>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.16" calcext:value-type="float">
            <text:p>1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4.02" calcext:value-type="float">
            <text:p>4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90.42" calcext:value-type="float">
            <text:p>9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92.16" calcext:value-type="float">
            <text:p>92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03.46" calcext:value-type="float">
            <text:p>103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4.02" calcext:value-type="float">
            <text:p>4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4.24" calcext:value-type="float">
            <text:p>4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4.28" calcext:value-type="float">
            <text:p>4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6.86" calcext:value-type="float">
            <text:p>6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6.5" calcext:value-type="float">
            <text:p>9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.88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.96" calcext:value-type="float">
            <text:p>2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.3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7.48" calcext:value-type="float">
            <text:p>7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2.96" calcext:value-type="float">
            <text:p>2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3.34" calcext:value-type="float">
            <text:p>3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.94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7.42" calcext:value-type="float">
            <text:p>7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76.38" calcext:value-type="float">
            <text:p>76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.72" calcext:value-type="float">
            <text:p>6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7.08" calcext:value-type="float">
            <text:p>7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81.4" calcext:value-type="float">
            <text:p>81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87.8" calcext:value-type="float">
            <text:p>87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3.92" calcext:value-type="float">
            <text:p>93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6.52" calcext:value-type="float">
            <text:p>96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103.48" calcext:value-type="float">
            <text:p>103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104.46" calcext:value-type="float">
            <text:p>104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77.22" calcext:value-type="float">
            <text:p>77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77.62" calcext:value-type="float">
            <text:p>77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82.9" calcext:value-type="float">
            <text:p>82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75.88" calcext:value-type="float">
            <text:p>75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67.72" calcext:value-type="float">
            <text:p>67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72.58" calcext:value-type="float">
            <text:p>7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79.72" calcext:value-type="float">
            <text:p>79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69.32" calcext:value-type="float">
            <text:p>69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92.18" calcext:value-type="float">
            <text:p>92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73.5" calcext:value-type="float">
            <text:p>73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73.18" calcext:value-type="float">
            <text:p>7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84.56" calcext:value-type="float">
            <text:p>84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71.14" calcext:value-type="float">
            <text:p>71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79.96" calcext:value-type="float">
            <text:p>79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72.9" calcext:value-type="float">
            <text:p>72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4.96" calcext:value-type="float">
            <text:p>74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6.18" calcext:value-type="float">
            <text:p>76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80.86" calcext:value-type="float">
            <text:p>80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72.2" calcext:value-type="float">
            <text:p>72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78.66" calcext:value-type="float">
            <text:p>78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80.58" calcext:value-type="float">
            <text:p>8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96.76" calcext:value-type="float">
            <text:p>96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76.7" calcext:value-type="float">
            <text:p>76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79.28" calcext:value-type="float">
            <text:p>79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2.76" calcext:value-type="float">
            <text:p>82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6.88" calcext:value-type="float">
            <text:p>96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01.84" calcext:value-type="float">
            <text:p>101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97.32" calcext:value-type="float">
            <text:p>97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99.94" calcext:value-type="float">
            <text:p>99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8.96" calcext:value-type="float">
            <text:p>108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9.06" calcext:value-type="float">
            <text:p>69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8.2" calcext:value-type="float">
            <text:p>88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2.94" calcext:value-type="float">
            <text:p>9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02.08" calcext:value-type="float">
            <text:p>102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00.08" calcext:value-type="float">
            <text:p>100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82.22" calcext:value-type="float">
            <text:p>8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69.66" calcext:value-type="float">
            <text:p>69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92.76" calcext:value-type="float">
            <text:p>92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8" calcext:value-type="float">
            <text:p>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46" calcext:value-type="float">
            <text:p>3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48" calcext:value-type="float">
            <text:p>3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75.7" calcext:value-type="float">
            <text:p>75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68.18" calcext:value-type="float">
            <text:p>68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90.74" calcext:value-type="float">
            <text:p>90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1.86" calcext:value-type="float">
            <text:p>91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96.72" calcext:value-type="float">
            <text:p>96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6.92" calcext:value-type="float">
            <text:p>86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67.92" calcext:value-type="float">
            <text:p>67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5.8" calcext:value-type="float">
            <text:p>75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84.04" calcext:value-type="float">
            <text:p>84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90.68" calcext:value-type="float">
            <text:p>90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76.02" calcext:value-type="float">
            <text:p>76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01.22" calcext:value-type="float">
            <text:p>101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78.54" calcext:value-type="float">
            <text:p>78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82.44" calcext:value-type="float">
            <text:p>8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98.7" calcext:value-type="float">
            <text:p>98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100.34" calcext:value-type="float">
            <text:p>100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7.9" calcext:value-type="float">
            <text:p>7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71.78" calcext:value-type="float">
            <text:p>71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70.44" calcext:value-type="float">
            <text:p>70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93.76" calcext:value-type="float">
            <text:p>93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4.54" calcext:value-type="float">
            <text:p>74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75.56" calcext:value-type="float">
            <text:p>75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103.66" calcext:value-type="float">
            <text:p>103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70.14" calcext:value-type="float">
            <text:p>70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90.28" calcext:value-type="float">
            <text:p>90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87.52" calcext:value-type="float">
            <text:p>87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4.18" calcext:value-type="float">
            <text:p>94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8.58" calcext:value-type="float">
            <text:p>8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96.26" calcext:value-type="float">
            <text:p>96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72" calcext:value-type="float">
            <text:p>2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96" calcext:value-type="float">
            <text:p>3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office:value-type="float" office:value="67.12" calcext:value-type="float">
            <text:p>67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7.02" calcext:value-type="float">
            <text:p>7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4.2" calcext:value-type="float">
            <text:p>74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11.66" calcext:value-type="float">
            <text:p>111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77.02" calcext:value-type="float">
            <text:p>77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62" calcext:value-type="float">
            <text:p>2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55" calcext:value-type="float">
            <text:p>5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8857" calcext:value-type="float">
            <text:p>0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9143" calcext:value-type="float">
            <text:p>0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.3143" calcext:value-type="float">
            <text:p>5,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.8889" calcext:value-type="float">
            <text:p>1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.9111" calcext:value-type="float">
            <text:p>1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0.3778" calcext:value-type="float">
            <text:p>10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.625" calcext:value-type="float">
            <text:p>4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.9714" calcext:value-type="float">
            <text:p>0,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8667" calcext:value-type="float">
            <text:p>3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.625" calcext:value-type="float">
            <text:p>4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.6286" calcext:value-type="float">
            <text:p>5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3.8889" calcext:value-type="float">
            <text:p>13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.9429" calcext:value-type="float">
            <text:p>0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.0857" calcext:value-type="float">
            <text:p>1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5.7143" calcext:value-type="float">
            <text:p>5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6857" calcext:value-type="float">
            <text:p>4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0.0889" calcext:value-type="float">
            <text:p>10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.1143" calcext:value-type="float">
            <text:p>1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.2857" calcext:value-type="float">
            <text:p>1,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.8889" calcext:value-type="float">
            <text:p>1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.7333" calcext:value-type="float">
            <text:p>10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0.9143" calcext:value-type="float">
            <text:p>0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5.0571" calcext:value-type="float">
            <text:p>5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2.8444" calcext:value-type="float">
            <text:p>1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2.1111" calcext:value-type="float">
            <text:p>2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3.7111" calcext:value-type="float">
            <text:p>3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4.8571" calcext:value-type="float">
            <text:p>4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6.6" calcext:value-type="float">
            <text:p>16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6.775" calcext:value-type="float">
            <text:p>16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.2286" calcext:value-type="float">
            <text:p>1,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.45" calcext:value-type="float">
            <text:p>4,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.9143" calcext:value-type="float">
            <text:p>4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3.7778" calcext:value-type="float">
            <text:p>3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.5556" calcext:value-type="float">
            <text:p>4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.5778" calcext:value-type="float">
            <text:p>4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.7429" calcext:value-type="float">
            <text:p>4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.0889" calcext:value-type="float">
            <text:p>5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.825" calcext:value-type="float">
            <text:p>5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.85" calcext:value-type="float">
            <text:p>5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.9556" calcext:value-type="float">
            <text:p>1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.05" calcext:value-type="float">
            <text:p>6,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0.8222" calcext:value-type="float">
            <text:p>10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7.525" calcext:value-type="float">
            <text:p>17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4.4222" calcext:value-type="float">
            <text:p>4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4.5714" calcext:value-type="float">
            <text:p>4,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5.325" calcext:value-type="float">
            <text:p>5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5778" calcext:value-type="float">
            <text:p>9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0.0222" calcext:value-type="float">
            <text:p>10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3.3111" calcext:value-type="float">
            <text:p>13,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.9778" calcext:value-type="float">
            <text:p>1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.5556" calcext:value-type="float">
            <text:p>2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3.9333" calcext:value-type="float">
            <text:p>3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4.5556" calcext:value-type="float">
            <text:p>4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5.025" calcext:value-type="float">
            <text:p>5,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5.65" calcext:value-type="float">
            <text:p>5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1.525" calcext:value-type="float">
            <text:p>21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.222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1.4222" calcext:value-type="float">
            <text:p>11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4.7556" calcext:value-type="float">
            <text:p>14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4.1111" calcext:value-type="float">
            <text:p>4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4.8571" calcext:value-type="float">
            <text:p>4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375" calcext:value-type="float">
            <text:p>5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3.7333" calcext:value-type="float">
            <text:p>3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2.7778" calcext:value-type="float">
            <text:p>12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3.9333" calcext:value-type="float">
            <text:p>3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4.625" calcext:value-type="float">
            <text:p>4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9.8667" calcext:value-type="float">
            <text:p>9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1.8667" calcext:value-type="float">
            <text:p>1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12.7556" calcext:value-type="float">
            <text:p>12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16.5" calcext:value-type="float">
            <text:p>1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16.6" calcext:value-type="float">
            <text:p>16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9.8889" calcext:value-type="float">
            <text:p>9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9.7556" calcext:value-type="float">
            <text:p>9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6.35" calcext:value-type="float">
            <text:p>16,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17.075" calcext:value-type="float">
            <text:p>17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13.0889" calcext:value-type="float">
            <text:p>13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9.5111" calcext:value-type="float">
            <text:p>9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2.8444" calcext:value-type="float">
            <text:p>12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10.5333" calcext:value-type="float">
            <text:p>10,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3.4667" calcext:value-type="float">
            <text:p>13,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8667" calcext:value-type="float">
            <text:p>3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7.65" calcext:value-type="float">
            <text:p>17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6889" calcext:value-type="float">
            <text:p>3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3.9333" calcext:value-type="float">
            <text:p>13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2.7778" calcext:value-type="float">
            <text:p>12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725" calcext:value-type="float">
            <text:p>16,73</text:p>
          </table:table-cell>
          <table:table-cell table:number-columns-repeated="2"/>
        </table:table-row>
        <table:table-row table:style-name="ro2" table:number-rows-repeated="10482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42:27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41S</meta:editing-duration>
    <meta:editing-cycles>28</meta:editing-cycles>
    <meta:generator>LibreOffice/5.2.5.1$Windows_X86_64 LibreOffice_project/0312e1a284a7d50ca85a365c316c7abbf20a4d22</meta:generator>
    <dc:date>2017-05-04T21:44:54.901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